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8ca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line-break/><text:span text:style-name="T2">Parallel Computing:</text:span><text:line-break/><text:line-break/>Real-World Applications:<text:line-break/>1. Scientific Simulations:Parallel computing is extensively used in scientific research for simulations in fields like physics, chemistry, biology, and climate modeling. These simulations require enormous computational power, which can be achieved through parallel processing.<text:line-break/> <text:s text:c="2"/><text:line-break/>2. Financial Modeling:In finance, parallel computing is used for risk analysis, portfolio optimization, and algorithmic trading. These applications involve complex calculations that can be distributed across multiple processors or computers to speed up results.<text:line-break/><text:line-break/>3. <text:span text:style-name="T3">I</text:span>mage and Signal Processing: Tasks such as image recognition, video processing, and signal analysis often require parallel computing to handle large datasets and perform computations in real-time or near real-time.<text:line-break/><text:line-break/>4. Big Data Analytics:Parallel computing is crucial for processing large volumes of data in fields like marketing analytics, healthcare informatics, and social network analysis. Technologies like Apache Hadoop and Spark rely on parallel processing to handle distributed data processing tasks.<text:line-break/><text:line-break/><text:span text:style-name="T2">Importance:</text:span><text:line-break/>Speed and Efficiency: Parallel computing allows tasks to be divided into smaller sub-tasks that can be processed simultaneously, reducing overall computation time.<text:line-break/> <text:s/><text:line-break/>Scalability: It enables systems to scale by adding more processors or nodes, thereby handling larger datasets or more complex problems without significant performance degradation.<text:line-break/> <text:s/><text:line-break/>Cost-Effectiveness: By leveraging parallel computing, organizations can achieve faster results without investing in exponentially more powerful single processors, which can be cost-prohibitive.<text:line-break/><text:line-break/><text:span text:style-name="T2">Network Systems:</text:span><text:line-break/><text:line-break/>Real-World Applications:<text:line-break/>1. Internet and Web Services:Network systems form the backbone of the internet and enable services like email, web browsing, social media, and e-commerce. These systems facilitate communication and data exchange between users and servers worldwide.<text:line-break/><text:line-break/>2. Telecommunications:Telecommunication networks use a variety of network systems to provide services such as voice calls, video conferencing, and internet connectivity. These systems ensure reliable and efficient transmission of data over long distances.<text:line-break/><text:line-break/>3. Cloud Computing: Cloud services rely on network systems to deliver computing resources over the internet. Users can access applications, storage, and computing power hosted on remote servers, leveraging network systems for data transmission and communication.<text:line-break/><text:line-break/>4. Supply Chain Management: Network systems are vital for coordinating and managing supply chains across different locations. They enable real-time tracking of inventory, logistics, and shipments, facilitating efficient operations and reducing costs.<text:line-break/><text:line-break/><text:span text:style-name="T2">Importance:</text:span><text:line-break/>Connectivity:Network systems enable seamless communication and data exchange between devices, users, and systems globally, fostering collaboration and information sharing.<text:line-break/><text:soft-page-break/> <text:s/><text:line-break/>Reliability: Reliable network systems ensure consistent availability and performance of services, which is critical for businesses, governments, and individuals relying on interconnected technologies.<text:line-break/> <text:s/><text:line-break/>-Scalability: Scalable network systems can accommodate growing demands for bandwidth and connectivity, supporting the expansion of digital services and applications.<text:line-break/><text:line-break/>In conclusion, both parallel computing and network systems play pivotal roles in enabling modern technologies and applications across various domains. Parallel computing enhances computational capabilities, enabling faster and more efficient processing of data-intensive tasks, while network systems provide the infrastructure for seamless communication, connectivity, and global information exchange. Together, they underpin the foundation of many critical applications in science, finance, telecommunications, and beyond, driving innovation and efficiency in the digital 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7T09:02:57.061000000</meta:creation-date>
    <dc:date>2024-06-17T09:06:11.962000000</dc:date>
    <meta:editing-duration>PT3M15S</meta:editing-duration>
    <meta:editing-cycles>6</meta:editing-cycles>
    <meta:generator>LibreOffice/7.5.0.3$Windows_X86_64 LibreOffice_project/c21113d003cd3efa8c53188764377a8272d9d6de</meta:generator>
    <meta:document-statistic meta:table-count="0" meta:image-count="0" meta:object-count="0" meta:page-count="2" meta:paragraph-count="1" meta:word-count="486" meta:character-count="3862" meta:non-whitespace-character-count="3349"/>
  </office:meta>
</office:document-meta>
</file>